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161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6cm" fo:min-width="0cm"/>
    </style:style>
    <style:style style:name="gr12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ed1c24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ed1c24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ashed_20__28_var_29_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/>
    </style:style>
    <style:style style:name="gr18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8pt" style:font-size-complex="8pt"/>
    </style:style>
    <style:style style:name="P5" style:family="paragraph">
      <style:paragraph-properties fo:text-align="center"/>
      <style:text-properties fo:background-color="#fff200"/>
    </style:style>
    <style:style style:name="P6" style:family="paragraph">
      <loext:graphic-properties draw:fill="none" draw:fill-color="#ffffff"/>
      <style:paragraph-properties fo:text-align="center"/>
      <style:text-properties fo:font-size="6pt" fo:background-color="#fff2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6pt"/>
    </style:style>
    <style:style style:name="P9" style:family="paragraph">
      <loext:graphic-properties draw:fill="none" draw:fill-color="#ffffff"/>
      <style:text-properties fo:font-size="5pt"/>
    </style:style>
    <style:style style:name="P10" style:family="paragraph">
      <loext:graphic-properties draw:fill="none" draw:fill-color="#ffffff"/>
      <style:text-properties fo:font-size="4pt" style:font-size-asian="6pt" style:font-size-complex="6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text-properties fo:font-size="5pt"/>
    </style:style>
    <style:style style:name="P13" style:family="paragraph">
      <loext:graphic-properties draw:fill-color="#fff200"/>
      <style:paragraph-properties fo:text-align="center"/>
    </style:style>
    <style:style style:name="P14" style:family="paragraph">
      <style:text-properties fo:color="#ce181e" fo:font-size="5pt"/>
    </style:style>
    <style:style style:name="P15" style:family="paragraph">
      <loext:graphic-properties draw:fill="none" draw:fill-color="#ffffff"/>
      <style:text-properties fo:color="#ce181e" fo:font-size="5pt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 fo:background-color="#fff200"/>
    </style:style>
    <style:style style:name="T3" style:family="text">
      <style:text-properties fo:font-size="6pt" fo:background-color="transparent"/>
    </style:style>
    <style:style style:name="T4" style:family="text">
      <style:text-properties fo:font-size="6pt"/>
    </style:style>
    <style:style style:name="T5" style:family="text">
      <style:text-properties fo:color="#0066b3" fo:font-size="5pt"/>
    </style:style>
    <style:style style:name="T6" style:family="text">
      <style:text-properties fo:color="#0066b3" fo:font-size="5pt" style:font-size-asian="6pt" style:font-size-complex="6pt"/>
    </style:style>
    <style:style style:name="T7" style:family="text">
      <style:text-properties fo:color="#ed1c24" fo:font-size="5pt"/>
    </style:style>
    <style:style style:name="T8" style:family="text">
      <style:text-properties fo:font-size="5pt"/>
    </style:style>
    <style:style style:name="T9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svg:x="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3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6cm" svg:y1="4.1cm" svg:x2="7.1cm" svg:y2="4.1cm">
          <text:p/>
        </draw:line>
        <draw:line draw:style-name="gr3" draw:text-style-name="P3" draw:layer="layout" svg:x1="9.8cm" svg:y1="4.089cm" svg:x2="11.3cm" svg:y2="4.089cm">
          <text:p/>
        </draw:line>
        <draw:frame draw:style-name="gr4" draw:text-style-name="P4" draw:layer="layout" svg:width="1.6cm" svg:height="0.489cm" svg:x="4.6cm" svg:y="3.411cm">
          <draw:text-box>
            <text:p><text:span text:style-name="T1">root node</text:span></text:p>
          </draw:text-box>
        </draw:frame>
        <draw:frame draw:style-name="gr4" draw:text-style-name="P6" draw:layer="layout" svg:width="0.801cm" svg:height="0.489cm" svg:x="7.099cm" svg:y="3.411cm">
          <draw:text-box>
            <text:p text:style-name="P5"><text:span text:style-name="T2">A/</text:span></text:p>
          </draw:text-box>
        </draw:frame>
        <draw:custom-shape draw:style-name="gr2" draw:text-style-name="P2" draw:layer="layout" svg:width="0.6cm" svg:height="0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7cm" svg:y1="4.1cm" svg:x2="9.2cm" svg:y2="4.1cm">
          <text:p/>
        </draw:line>
        <draw:frame draw:style-name="gr5" draw:text-style-name="P8" draw:layer="layout" svg:width="1.1cm" svg:height="0.727cm" svg:x="9cm" svg:y="3.4cm">
          <draw:text-box>
            <text:p text:style-name="P7"><text:span text:style-name="T2">B</text:span><text:span text:style-name="T3">1/</text:span><text:span text:style-name="T4">C/</text:span></text:p>
          </draw:text-box>
        </draw:frame>
        <draw:frame draw:style-name="gr4" draw:text-style-name="P8" draw:layer="layout" svg:width="0.801cm" svg:height="0.489cm" svg:x="11.2cm" svg:y="3.411cm">
          <draw:text-box>
            <text:p text:style-name="P7"><text:span text:style-name="T4">D/</text:span></text:p>
          </draw:text-box>
        </draw:frame>
        <draw:frame draw:style-name="gr6" draw:text-style-name="P9" draw:layer="layout" svg:width="1.738cm" svg:height="0.848cm" svg:x="9.5cm" svg:y="9.6cm">
          <draw:text-box>
            <text:p><text:span text:style-name="T5">1 </text:span><text:span text:style-name="T6">read</text:span><text:span text:style-name="T5">-lock</text:span></text:p>
            <text:p><text:span text:style-name="T7">0 write-lock</text:span></text:p>
            <text:p><text:span text:style-name="T8">1 locks in childs</text:span></text:p>
          </draw:text-box>
        </draw:frame>
        <draw:frame draw:style-name="gr7" draw:text-style-name="P10" draw:layer="layout" svg:width="2.822cm" svg:height="0.408cm" svg:x="9.6cm" svg:y="10.292cm">
          <draw:text-box>
            <text:p><text:span text:style-name="T9">HNRWL_creation_of_new_node4.odg</text:span></text:p>
          </draw:text-box>
        </draw:frame>
        <draw:custom-shape draw:style-name="gr1" draw:text-style-name="P1" draw:layer="layout" svg:width="0.6cm" svg:height="0.6cm" svg:x="5.001cm" svg:y="8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30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601cm" svg:y1="9.201cm" svg:x2="7.101cm" svg:y2="9.201cm">
          <text:p/>
        </draw:line>
        <draw:frame draw:style-name="gr4" draw:text-style-name="P4" draw:layer="layout" svg:width="1.6cm" svg:height="0.489cm" svg:x="4.601cm" svg:y="8.512cm">
          <draw:text-box>
            <text:p><text:span text:style-name="T1">root node</text:span></text:p>
          </draw:text-box>
        </draw:frame>
        <draw:frame draw:style-name="gr4" draw:text-style-name="P8" draw:layer="layout" svg:width="0.801cm" svg:height="0.489cm" svg:x="7.1cm" svg:y="8.512cm">
          <draw:text-box>
            <text:p text:style-name="P7"><text:span text:style-name="T4">A/</text:span></text:p>
          </draw:text-box>
        </draw:frame>
        <draw:custom-shape draw:style-name="gr2" draw:text-style-name="P2" draw:layer="layout" svg:width="0.6cm" svg:height="0.6cm" svg:x="7.1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701cm" svg:y1="9.201cm" svg:x2="8.5cm" svg:y2="9.2cm">
          <text:p/>
        </draw:line>
        <draw:frame draw:style-name="gr4" draw:text-style-name="P8" draw:layer="layout" svg:width="1cm" svg:height="0.489cm" svg:x="8.501cm" svg:y="8.501cm">
          <draw:text-box>
            <text:p text:style-name="P7"><text:span text:style-name="T4">B</text:span></text:p>
          </draw:text-box>
        </draw:frame>
        <draw:frame draw:style-name="gr4" draw:text-style-name="P8" draw:layer="layout" svg:width="0.801cm" svg:height="0.489cm" svg:x="11.201cm" svg:y="8.512cm">
          <draw:text-box>
            <text:p text:style-name="P7"><text:span text:style-name="T4">D/</text:span></text:p>
          </draw:text-box>
        </draw:frame>
        <draw:custom-shape draw:style-name="gr2" draw:text-style-name="P2" draw:layer="layout" svg:width="0.6cm" svg:height="0.6cm" svg:x="9.9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cm" svg:height="0.489cm" svg:x="9.8cm" svg:y="8.5cm">
          <draw:text-box>
            <text:p text:style-name="P7"><text:span text:style-name="T4">1/C/</text:span></text:p>
          </draw:text-box>
        </draw:frame>
        <draw:line draw:style-name="gr3" draw:text-style-name="P3" draw:layer="layout" svg:x1="9.101cm" svg:y1="9.2cm" svg:x2="9.9cm" svg:y2="9.199cm">
          <text:p/>
        </draw:line>
        <draw:line draw:style-name="gr3" draw:text-style-name="P3" draw:layer="layout" svg:x1="10.5cm" svg:y1="9.201cm" svg:x2="11.299cm" svg:y2="9.2cm">
          <text:p/>
        </draw:line>
        <draw:frame draw:style-name="gr6" draw:text-style-name="P9" draw:layer="layout" svg:width="1.738cm" svg:height="0.848cm" svg:x="11.062cm" svg:y="9.6cm">
          <draw:text-box>
            <text:p><text:span text:style-name="T5">1 </text:span><text:span text:style-name="T6">read</text:span><text:span text:style-name="T5">-lock</text:span></text:p>
            <text:p><text:span text:style-name="T7">0 write-lock</text:span></text:p>
            <text:p><text:span text:style-name="T8">0 locks in childs</text:span></text:p>
          </draw:text-box>
        </draw:frame>
        <draw:frame draw:style-name="gr6" draw:text-style-name="P9" draw:layer="layout" svg:width="1.738cm" svg:height="0.848cm" svg:x="8.1cm" svg:y="9.6cm">
          <draw:text-box>
            <text:p><text:span text:style-name="T5">0 </text:span><text:span text:style-name="T6">read</text:span><text:span text:style-name="T5">-lock</text:span></text:p>
            <text:p><text:span text:style-name="T7">0 write-lock</text:span></text:p>
            <text:p><text:span text:style-name="T8">2 locks in childs</text:span></text:p>
          </draw:text-box>
        </draw:frame>
        <draw:frame draw:style-name="gr6" draw:text-style-name="P9" draw:layer="layout" svg:width="1.738cm" svg:height="0.848cm" svg:x="6.6cm" svg:y="9.6cm">
          <draw:text-box>
            <text:p><text:span text:style-name="T5">1 </text:span><text:span text:style-name="T6">read</text:span><text:span text:style-name="T5">-lock</text:span></text:p>
            <text:p><text:span text:style-name="T7">0 write-lock</text:span></text:p>
            <text:p><text:span text:style-name="T8">2 locks in childs</text:span></text:p>
          </draw:text-box>
        </draw:frame>
        <draw:frame draw:style-name="gr6" draw:text-style-name="P9" draw:layer="layout" svg:width="1.738cm" svg:height="0.848cm" svg:x="4.7cm" svg:y="9.6cm">
          <draw:text-box>
            <text:p><text:span text:style-name="T5">0 </text:span><text:span text:style-name="T6">read</text:span><text:span text:style-name="T5">-lock</text:span></text:p>
            <text:p><text:span text:style-name="T7">0 write-lock</text:span></text:p>
            <text:p><text:span text:style-name="T8">3 locks in childs</text:span></text:p>
          </draw:text-box>
        </draw:frame>
        <draw:frame draw:style-name="gr9" draw:text-style-name="P9" draw:layer="layout" svg:width="1.239cm" svg:height="0.45cm" svg:x="6.8cm" svg:y="4.3cm">
          <draw:text-box>
            <text:p text:style-name="P12">(pParent)</text:p>
          </draw:text-box>
        </draw:frame>
        <draw:frame draw:style-name="gr9" draw:text-style-name="P9" draw:layer="layout" svg:width="1.116cm" svg:height="0.45cm" svg:x="9cm" svg:y="4.3cm">
          <draw:text-box>
            <text:p text:style-name="P12">(pChild)</text:p>
          </draw:text-box>
        </draw:frame>
        <draw:frame draw:style-name="gr9" draw:text-style-name="P9" draw:layer="layout" svg:width="1.239cm" svg:height="0.45cm" svg:x="6.801cm" svg:y="9.4cm">
          <draw:text-box>
            <text:p text:style-name="P12">(pParent)</text:p>
          </draw:text-box>
        </draw:frame>
        <draw:custom-shape draw:style-name="gr10" draw:text-style-name="P13" draw:layer="layout" svg:width="0.6cm" svg:height="0.6cm" svg:x="8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0.599cm" svg:height="0.489cm" svg:x="8.5cm" svg:y="5.1cm">
          <draw:text-box>
            <text:p text:style-name="P7"><text:span text:style-name="T4">B</text:span></text:p>
          </draw:text-box>
        </draw:frame>
        <draw:frame draw:style-name="gr9" draw:text-style-name="P9" draw:layer="layout" svg:width="1.361cm" svg:height="0.45cm" svg:x="8.139cm" svg:y="6cm">
          <draw:text-box>
            <text:p text:style-name="P12">(newNode)</text:p>
          </draw:text-box>
        </draw:frame>
        <draw:frame draw:style-name="gr9" draw:text-style-name="P9" draw:layer="layout" svg:width="1.116cm" svg:height="0.45cm" svg:x="8.284cm" svg:y="9.4cm">
          <draw:text-box>
            <text:p text:style-name="P12">(pChild)</text:p>
          </draw:text-box>
        </draw:frame>
        <draw:custom-shape draw:style-name="gr10" draw:text-style-name="P13" draw:layer="layout" svg:width="0.6cm" svg:height="0.6cm" svg:x="9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301cm" svg:y="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0.801cm" svg:height="0.489cm" svg:x="11.201cm" svg:y="5.1cm">
          <draw:text-box>
            <text:p text:style-name="P7"><text:span text:style-name="T4">D/</text:span></text:p>
          </draw:text-box>
        </draw:frame>
        <draw:line draw:style-name="gr3" draw:text-style-name="P3" draw:layer="layout" svg:x1="10.5cm" svg:y1="5.789cm" svg:x2="11.299cm" svg:y2="5.788cm">
          <text:p/>
        </draw:line>
        <draw:frame draw:style-name="gr11" draw:text-style-name="P8" draw:layer="layout" svg:width="0.7cm" svg:height="0.496cm" svg:x="9.9cm" svg:y="6.204cm">
          <draw:text-box>
            <text:p text:style-name="P7"><text:span text:style-name="T4">2/</text:span></text:p>
          </draw:text-box>
        </draw:frame>
        <draw:line draw:style-name="gr3" draw:text-style-name="P3" draw:layer="layout" svg:x1="9.101cm" svg:y1="5.801cm" svg:x2="9.9cm" svg:y2="5.8cm">
          <text:p/>
        </draw:line>
        <draw:line draw:style-name="gr12" draw:text-style-name="P3" draw:layer="layout" svg:x1="9.5cm" svg:y1="4.7cm" svg:x2="9.5cm" svg:y2="5.2cm">
          <text:p/>
        </draw:line>
        <draw:line draw:style-name="gr13" draw:text-style-name="P3" draw:layer="layout" svg:x1="9.5cm" svg:y1="5.2cm" svg:x2="9.9cm" svg:y2="5.7cm">
          <text:p/>
        </draw:line>
        <draw:frame draw:style-name="gr9" draw:text-style-name="P15" draw:layer="layout" svg:width="1.857cm" svg:height="0.649cm" svg:x="9.343cm" svg:y="4.6cm">
          <draw:text-box>
            <text:p text:style-name="P14">3. Emplace front</text:p>
            <text:p text:style-name="P14">with move-CTOR</text:p>
          </draw:text-box>
        </draw:frame>
        <draw:line draw:style-name="gr14" draw:text-style-name="P3" draw:layer="layout" svg:x1="8.8cm" svg:y1="5.2cm" svg:x2="9.2cm" svg:y2="4.4cm">
          <text:p/>
        </draw:line>
        <draw:frame draw:style-name="gr9" draw:text-style-name="P15" draw:layer="layout" svg:width="2.094cm" svg:height="0.45cm" svg:x="7cm" svg:y="4.6cm">
          <draw:text-box>
            <text:p text:style-name="P14">5. Move-assignment</text:p>
          </draw:text-box>
        </draw:frame>
        <draw:frame draw:style-name="gr9" draw:text-style-name="P15" draw:layer="layout" svg:width="1.941cm" svg:height="0.45cm" svg:x="6.759cm" svg:y="5.601cm">
          <draw:text-box>
            <text:p text:style-name="P14">1. Create on stack</text:p>
          </draw:text-box>
        </draw:frame>
        <draw:line draw:style-name="gr14" draw:text-style-name="P3" draw:layer="layout" svg:x1="11.1cm" svg:y1="5.3cm" svg:x2="10.5cm" svg:y2="5.3cm">
          <text:p/>
        </draw:line>
        <draw:frame draw:style-name="gr9" draw:text-style-name="P15" draw:layer="layout" svg:width="2.195cm" svg:height="0.45cm" svg:x="10.8cm" svg:y="4.65cm">
          <draw:text-box>
            <text:p text:style-name="P14">4. Move-assign „1/C/“</text:p>
          </draw:text-box>
        </draw:frame>
        <draw:line draw:style-name="gr15" draw:text-style-name="P3" draw:layer="layout" svg:x1="4.5cm" svg:y1="7.4cm" svg:x2="12.9cm" svg:y2="7.4cm">
          <text:p/>
        </draw:line>
        <draw:custom-shape draw:style-name="gr10" draw:text-style-name="P13" draw:layer="layout" svg:width="0.6cm" svg:height="0.6cm" svg:x="9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cm" svg:height="0.489cm" svg:x="9.8cm" svg:y="7.4cm">
          <draw:text-box>
            <text:p text:style-name="P7"><text:span text:style-name="T4">2/</text:span></text:p>
          </draw:text-box>
        </draw:frame>
        <draw:line draw:style-name="gr3" draw:text-style-name="P3" draw:layer="layout" svg:x1="9.3cm" svg:y1="8.1cm" svg:x2="9.9cm" svg:y2="8.1cm">
          <text:p/>
        </draw:line>
        <draw:line draw:style-name="gr16" draw:text-style-name="P3" draw:layer="layout" svg:x1="9.3cm" svg:y1="8.1cm" svg:x2="9.3cm" svg:y2="9.2cm">
          <text:p/>
        </draw:line>
        <draw:frame draw:style-name="gr9" draw:text-style-name="P15" draw:layer="layout" svg:width="1.81cm" svg:height="0.45cm" svg:x="10.308cm" svg:y="6.65cm">
          <draw:text-box>
            <text:p text:style-name="P14">2. Emplace back</text:p>
          </draw:text-box>
        </draw:frame>
        <draw:line draw:style-name="gr3" draw:text-style-name="P3" draw:layer="layout" svg:x1="9.3cm" svg:y1="6.9cm" svg:x2="9.9cm" svg:y2="6.9cm">
          <text:p/>
        </draw:line>
        <draw:line draw:style-name="gr16" draw:text-style-name="P3" draw:layer="layout" svg:x1="9.3cm" svg:y1="5.8cm" svg:x2="9.3cm" svg:y2="6.9cm">
          <text:p/>
        </draw:line>
        <draw:custom-shape draw:style-name="gr10" draw:text-style-name="P13" draw:layer="layout" svg:width="0.6cm" svg:height="0.6cm" svg:x="9.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cm" svg:height="0.489cm" svg:x="9.7cm" svg:y="5.073cm">
          <draw:text-box>
            <text:p text:style-name="P7"><text:span text:style-name="T3">B1/</text:span><text:span text:style-name="T4">C/</text:span></text:p>
          </draw:text-box>
        </draw:frame>
        <draw:line draw:style-name="gr18" draw:text-style-name="P3" draw:layer="layout" svg:x1="11.1cm" svg:y1="5.3cm" svg:x2="11.3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20:38:16.393402562</meta:creation-date>
    <dc:date>2018-08-31T23:53:43.737201482</dc:date>
    <meta:editing-duration>PT1H5M40S</meta:editing-duration>
    <meta:editing-cycles>14</meta:editing-cycles>
    <meta:generator>LibreOffice/6.0.5.2$Linux_X86_64 LibreOffice_project/00m0$Build-2</meta:generator>
    <meta:print-date>2018-08-31T23:54:04.181866158</meta:print-date>
    <meta:document-statistic meta:object-count="63"/>
  </office:meta>
</office:document-meta>
</file>